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number-columns-repeated="6" table:default-cell-style-name="ce1"/>
        <table:table-column table:style-name="co1" table:number-columns-repeated="2" table:default-cell-style-name="ce8"/>
        <table:table-column table:style-name="co1" table:default-cell-style-name="Default"/>
        <table:table-row table:style-name="ro1" table:number-rows-repeated="6">
          <table:table-cell table:number-columns-repeated="3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office:value-type="string" calcext:value-type="string">
            <text:p># V Au(A^3)</text:p>
          </table:table-cell>
          <table:table-cell table:style-name="Default"/>
          <table:table-cell table:style-name="Default" office:value-type="string" calcext:value-type="string">
            <text:p>P(GPa)</text:p>
          </table:table-cell>
          <table:table-cell table:style-name="Default"/>
          <table:table-cell table:style-name="Default" office:value-type="string" calcext:value-type="string">
            <text:p>T(K)</text:p>
          </table:table-cell>
          <table:table-cell table:style-name="Default" office:value-type="string" calcext:value-type="string">
            <text:p>aNa-maj(A)</text:p>
          </table:table-cell>
          <table:table-cell table:style-name="Default"/>
          <table:table-cell table:style-name="Default" office:value-type="string" calcext:value-type="string">
            <text:p>Vna-maj(A^3)</text:p>
          </table:table-cell>
          <table:table-cell table:style-name="Default"/>
          <table:table-cell table:style-name="Default" office:value-type="string" calcext:value-type="string">
            <text:p>V(cm^3/mol)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# Run P187</text:p>
          </table:table-cell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office:value-type="float" office:value="65.66" calcext:value-type="float">
            <text:p>65.66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473" calcext:value-type="float">
            <text:p>1473</text:p>
          </table:table-cell>
          <table:table-cell table:style-name="Default" office:value-type="float" office:value="11.2416" calcext:value-type="float">
            <text:p>11.2416</text:p>
          </table:table-cell>
          <table:table-cell table:style-name="Default" office:value-type="float" office:value="0.0003" calcext:value-type="float">
            <text:p>0.0003</text:p>
          </table:table-cell>
          <table:table-cell table:style-name="Default" office:value-type="float" office:value="1420.65" calcext:value-type="float">
            <text:p>1420.65</text:p>
          </table:table-cell>
          <table:table-cell table:style-name="Default" office:value-type="float" office:value="0.13" calcext:value-type="float">
            <text:p>0.13</text:p>
          </table:table-cell>
          <table:table-cell table:formula="of:=[.J9]/8/1E+030*6.02214E+023*1000000" office:value-type="float" office:value="106.9419148875" calcext:value-type="float">
            <text:p>106.9419</text:p>
          </table:table-cell>
          <table:table-cell table:formula="of:=[.K9]/8/1E+030*6.02214E+023*1000000" office:value-type="float" office:value="0.0097859775" calcext:value-type="float">
            <text:p>0.00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.68" calcext:value-type="float">
            <text:p>65.68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473" calcext:value-type="float">
            <text:p>1473</text:p>
          </table:table-cell>
          <table:table-cell table:style-name="Default" office:value-type="float" office:value="11.2414" calcext:value-type="float">
            <text:p>11.2414</text:p>
          </table:table-cell>
          <table:table-cell table:style-name="Default" office:value-type="float" office:value="0.0004" calcext:value-type="float">
            <text:p>0.0004</text:p>
          </table:table-cell>
          <table:table-cell table:style-name="Default" office:value-type="float" office:value="1420.59" calcext:value-type="float">
            <text:p>1420.59</text:p>
          </table:table-cell>
          <table:table-cell table:style-name="Default" office:value-type="float" office:value="0.12" calcext:value-type="float">
            <text:p>0.12</text:p>
          </table:table-cell>
          <table:table-cell table:formula="of:=[.J10]/8/1E+030*6.02214E+023*1000000" office:value-type="float" office:value="106.9373982825" calcext:value-type="float">
            <text:p>106.9374</text:p>
          </table:table-cell>
          <table:table-cell table:formula="of:=[.K10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.8" calcext:value-type="float">
            <text:p>65.8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1473" calcext:value-type="float">
            <text:p>1473</text:p>
          </table:table-cell>
          <table:table-cell table:style-name="Default" office:value-type="float" office:value="11.2481" calcext:value-type="float">
            <text:p>11.2481</text:p>
          </table:table-cell>
          <table:table-cell table:style-name="Default" office:value-type="float" office:value="0.0003" calcext:value-type="float">
            <text:p>0.0003</text:p>
          </table:table-cell>
          <table:table-cell table:style-name="Default" office:value-type="float" office:value="1423.11" calcext:value-type="float">
            <text:p>1423.11</text:p>
          </table:table-cell>
          <table:table-cell table:style-name="Default" office:value-type="float" office:value="0.13" calcext:value-type="float">
            <text:p>0.13</text:p>
          </table:table-cell>
          <table:table-cell table:formula="of:=[.J11]/8/1E+030*6.02214E+023*1000000" office:value-type="float" office:value="107.1270956925" calcext:value-type="float">
            <text:p>107.1271</text:p>
          </table:table-cell>
          <table:table-cell table:formula="of:=[.K11]/8/1E+030*6.02214E+023*1000000" office:value-type="float" office:value="0.0097859775" calcext:value-type="float">
            <text:p>0.00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.2" calcext:value-type="float">
            <text:p>65.2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4.1" calcext:value-type="float">
            <text:p>14.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1273" calcext:value-type="float">
            <text:p>1273</text:p>
          </table:table-cell>
          <table:table-cell table:style-name="ce5" office:value-type="float" office:value="11.2271" calcext:value-type="float">
            <text:p>11.2271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1415.14" calcext:value-type="float">
            <text:p>1415.14</text:p>
          </table:table-cell>
          <table:table-cell table:style-name="ce5" office:value-type="float" office:value="0.12" calcext:value-type="float">
            <text:p>0.12</text:p>
          </table:table-cell>
          <table:table-cell table:formula="of:=[.J12]/8/1E+030*6.02214E+023*1000000" office:value-type="float" office:value="106.527139995" calcext:value-type="float">
            <text:p>106.5271</text:p>
          </table:table-cell>
          <table:table-cell table:formula="of:=[.K12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.87" calcext:value-type="float">
            <text:p>63.87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12.1" calcext:value-type="float">
            <text:p>12.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00" calcext:value-type="float">
            <text:p>300</text:p>
          </table:table-cell>
          <table:table-cell table:style-name="ce7" office:value-type="float" office:value="11.167" calcext:value-type="float">
            <text:p>11.167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392.47" calcext:value-type="float">
            <text:p>1392.47</text:p>
          </table:table-cell>
          <table:table-cell table:style-name="ce4" office:value-type="float" office:value="0.12" calcext:value-type="float">
            <text:p>0.12</text:p>
          </table:table-cell>
          <table:table-cell table:formula="of:=[.J13]/8/1E+030*6.02214E+023*1000000" office:value-type="float" office:value="104.8206160725" calcext:value-type="float">
            <text:p>104.8206</text:p>
          </table:table-cell>
          <table:table-cell table:formula="of:=[.K13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.35" calcext:value-type="float">
            <text:p>65.35</text:p>
          </table:table-cell>
          <table:table-cell office:value-type="float" office:value="0.02" calcext:value-type="float">
            <text:p>0.02</text:p>
          </table:table-cell>
          <table:table-cell office:value-type="float" office:value="12.2" calcext:value-type="float">
            <text:p>12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073" calcext:value-type="float">
            <text:p>1073</text:p>
          </table:table-cell>
          <table:table-cell table:style-name="ce4" office:value-type="float" office:value="11.246" calcext:value-type="float">
            <text:p>11.246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420.67" calcext:value-type="float">
            <text:p>1420.67</text:p>
          </table:table-cell>
          <table:table-cell table:style-name="ce4" office:value-type="float" office:value="0.12" calcext:value-type="float">
            <text:p>0.12</text:p>
          </table:table-cell>
          <table:table-cell table:formula="of:=[.J14]/8/1E+030*6.02214E+023*1000000" office:value-type="float" office:value="106.9434204225" calcext:value-type="float">
            <text:p>106.9434</text:p>
          </table:table-cell>
          <table:table-cell table:formula="of:=[.K14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.62" calcext:value-type="float">
            <text:p>65.62</text:p>
          </table:table-cell>
          <table:table-cell office:value-type="float" office:value="0.01" calcext:value-type="float">
            <text:p>0.01</text:p>
          </table:table-cell>
          <table:table-cell office:value-type="float" office:value="12.8" calcext:value-type="float">
            <text:p>12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273" calcext:value-type="float">
            <text:p>1273</text:p>
          </table:table-cell>
          <table:table-cell table:style-name="ce4" office:value-type="float" office:value="11.246" calcext:value-type="float">
            <text:p>11.246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422.31" calcext:value-type="float">
            <text:p>1422.31</text:p>
          </table:table-cell>
          <table:table-cell table:style-name="ce4" office:value-type="float" office:value="0.12" calcext:value-type="float">
            <text:p>0.12</text:p>
          </table:table-cell>
          <table:table-cell table:formula="of:=[.J15]/8/1E+030*6.02214E+023*1000000" office:value-type="float" office:value="107.0668742925" calcext:value-type="float">
            <text:p>107.0669</text:p>
          </table:table-cell>
          <table:table-cell table:formula="of:=[.K15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.29" calcext:value-type="float">
            <text:p>64.29</text:p>
          </table:table-cell>
          <table:table-cell office:value-type="float" office:value="0.04" calcext:value-type="float">
            <text:p>0.04</text:p>
          </table:table-cell>
          <table:table-cell office:value-type="float" office:value="11.7" calcext:value-type="float">
            <text:p>1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11.19" calcext:value-type="float">
            <text:p>11.19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1401.17" calcext:value-type="float">
            <text:p>1401.17</text:p>
          </table:table-cell>
          <table:table-cell table:style-name="ce4" office:value-type="float" office:value="0.13" calcext:value-type="float">
            <text:p>0.13</text:p>
          </table:table-cell>
          <table:table-cell table:formula="of:=[.J16]/8/1E+030*6.02214E+023*1000000" office:value-type="float" office:value="105.4755237975" calcext:value-type="float">
            <text:p>105.4755</text:p>
          </table:table-cell>
          <table:table-cell table:formula="of:=[.K16]/8/1E+030*6.02214E+023*1000000" office:value-type="float" office:value="0.0097859775" calcext:value-type="float">
            <text:p>0.00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.77" calcext:value-type="float">
            <text:p>65.77</text:p>
          </table:table-cell>
          <table:table-cell office:value-type="float" office:value="0.04" calcext:value-type="float">
            <text:p>0.0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073" calcext:value-type="float">
            <text:p>1073</text:p>
          </table:table-cell>
          <table:table-cell table:style-name="ce4" office:value-type="float" office:value="11.268" calcext:value-type="float">
            <text:p>11.268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430.5" calcext:value-type="float">
            <text:p>1430.5</text:p>
          </table:table-cell>
          <table:table-cell table:style-name="ce4" office:value-type="float" office:value="0.12" calcext:value-type="float">
            <text:p>0.12</text:p>
          </table:table-cell>
          <table:table-cell table:formula="of:=[.J17]/8/1E+030*6.02214E+023*1000000" office:value-type="float" office:value="107.683390875" calcext:value-type="float">
            <text:p>107.6834</text:p>
          </table:table-cell>
          <table:table-cell table:formula="of:=[.K17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.87" calcext:value-type="float">
            <text:p>65.87</text:p>
          </table:table-cell>
          <table:table-cell office:value-type="float" office:value="0.04" calcext:value-type="float">
            <text:p>0.0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273" calcext:value-type="float">
            <text:p>1273</text:p>
          </table:table-cell>
          <table:table-cell table:style-name="ce4" office:value-type="float" office:value="11.2589" calcext:value-type="float">
            <text:p>11.2589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427.23" calcext:value-type="float">
            <text:p>1427.23</text:p>
          </table:table-cell>
          <table:table-cell table:style-name="ce4" office:value-type="float" office:value="0.12" calcext:value-type="float">
            <text:p>0.12</text:p>
          </table:table-cell>
          <table:table-cell table:formula="of:=[.J18]/8/1E+030*6.02214E+023*1000000" office:value-type="float" office:value="107.4372359025" calcext:value-type="float">
            <text:p>107.4372</text:p>
          </table:table-cell>
          <table:table-cell table:formula="of:=[.K18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.2" calcext:value-type="float">
            <text:p>63.2</text:p>
          </table:table-cell>
          <table:table-cell office:value-type="float" office:value="0.02" calcext:value-type="float">
            <text:p>0.02</text:p>
          </table:table-cell>
          <table:table-cell office:value-type="float" office:value="14.6" calcext:value-type="float">
            <text:p>14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1.121" calcext:value-type="float">
            <text:p>11.121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375.27" calcext:value-type="float">
            <text:p>1375.27</text:p>
          </table:table-cell>
          <table:table-cell table:style-name="ce4" office:value-type="float" office:value="0.12" calcext:value-type="float">
            <text:p>0.12</text:p>
          </table:table-cell>
          <table:table-cell table:formula="of:=[.J19]/8/1E+030*6.02214E+023*1000000" office:value-type="float" office:value="103.5258559725" calcext:value-type="float">
            <text:p>103.5259</text:p>
          </table:table-cell>
          <table:table-cell table:formula="of:=[.K19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.36" calcext:value-type="float">
            <text:p>64.36</text:p>
          </table:table-cell>
          <table:table-cell office:value-type="float" office:value="0.04" calcext:value-type="float">
            <text:p>0.04</text:p>
          </table:table-cell>
          <table:table-cell office:value-type="float" office:value="15.5" calcext:value-type="float">
            <text:p>15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73" calcext:value-type="float">
            <text:p>1073</text:p>
          </table:table-cell>
          <table:table-cell table:style-name="ce4" office:value-type="float" office:value="11.186" calcext:value-type="float">
            <text:p>11.186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1399.62" calcext:value-type="float">
            <text:p>1399.62</text:p>
          </table:table-cell>
          <table:table-cell table:style-name="ce4" office:value-type="float" office:value="0.15" calcext:value-type="float">
            <text:p>0.15</text:p>
          </table:table-cell>
          <table:table-cell table:formula="of:=[.J20]/8/1E+030*6.02214E+023*1000000" office:value-type="float" office:value="105.358844835" calcext:value-type="float">
            <text:p>105.3588</text:p>
          </table:table-cell>
          <table:table-cell table:formula="of:=[.K20]/8/1E+030*6.02214E+023*1000000" office:value-type="float" office:value="0.0112915125" calcext:value-type="float">
            <text:p>0.01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.96" calcext:value-type="float">
            <text:p>64.96</text:p>
          </table:table-cell>
          <table:table-cell office:value-type="float" office:value="0.04" calcext:value-type="float">
            <text:p>0.04</text:p>
          </table:table-cell>
          <table:table-cell office:value-type="float" office:value="14.8" calcext:value-type="float">
            <text:p>14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273" calcext:value-type="float">
            <text:p>1273</text:p>
          </table:table-cell>
          <table:table-cell table:style-name="ce4" office:value-type="float" office:value="11.2131" calcext:value-type="float">
            <text:p>11.2131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409.89" calcext:value-type="float">
            <text:p>1409.89</text:p>
          </table:table-cell>
          <table:table-cell table:style-name="ce4" office:value-type="float" office:value="0.12" calcext:value-type="float">
            <text:p>0.12</text:p>
          </table:table-cell>
          <table:table-cell table:formula="of:=[.J21]/8/1E+030*6.02214E+023*1000000" office:value-type="float" office:value="106.1319370575" calcext:value-type="float">
            <text:p>106.1319</text:p>
          </table:table-cell>
          <table:table-cell table:formula="of:=[.K21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.55" calcext:value-type="float">
            <text:p>65.55</text:p>
          </table:table-cell>
          <table:table-cell office:value-type="float" office:value="0.05" calcext:value-type="float">
            <text:p>0.05</text:p>
          </table:table-cell>
          <table:table-cell office:value-type="float" office:value="14.4" calcext:value-type="float">
            <text:p>14.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473" calcext:value-type="float">
            <text:p>1473</text:p>
          </table:table-cell>
          <table:table-cell table:style-name="ce4" office:value-type="float" office:value="11.2351" calcext:value-type="float">
            <text:p>11.2351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418.19" calcext:value-type="float">
            <text:p>1418.19</text:p>
          </table:table-cell>
          <table:table-cell table:style-name="ce4" office:value-type="float" office:value="0.12" calcext:value-type="float">
            <text:p>0.12</text:p>
          </table:table-cell>
          <table:table-cell table:formula="of:=[.J22]/8/1E+030*6.02214E+023*1000000" office:value-type="float" office:value="106.7567340825" calcext:value-type="float">
            <text:p>106.7567</text:p>
          </table:table-cell>
          <table:table-cell table:formula="of:=[.K22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.18" calcext:value-type="float">
            <text:p>66.18</text:p>
          </table:table-cell>
          <table:table-cell office:value-type="float" office:value="0.02" calcext:value-type="float">
            <text:p>0.02</text:p>
          </table:table-cell>
          <table:table-cell office:value-type="float" office:value="13.9" calcext:value-type="float">
            <text:p>13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673" calcext:value-type="float">
            <text:p>1673</text:p>
          </table:table-cell>
          <table:table-cell table:style-name="ce4" office:value-type="float" office:value="11.2559" calcext:value-type="float">
            <text:p>11.2559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426.43" calcext:value-type="float">
            <text:p>1426.43</text:p>
          </table:table-cell>
          <table:table-cell table:style-name="ce4" office:value-type="float" office:value="0.13" calcext:value-type="float">
            <text:p>0.13</text:p>
          </table:table-cell>
          <table:table-cell table:formula="of:=[.J23]/8/1E+030*6.02214E+023*1000000" office:value-type="float" office:value="107.3770145025" calcext:value-type="float">
            <text:p>107.3770</text:p>
          </table:table-cell>
          <table:table-cell table:formula="of:=[.K23]/8/1E+030*6.02214E+023*1000000" office:value-type="float" office:value="0.0097859775" calcext:value-type="float">
            <text:p>0.00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.64" calcext:value-type="float">
            <text:p>65.64</text:p>
          </table:table-cell>
          <table:table-cell office:value-type="float" office:value="0.02" calcext:value-type="float">
            <text:p>0.02</text:p>
          </table:table-cell>
          <table:table-cell office:value-type="float" office:value="14.1" calcext:value-type="float">
            <text:p>14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473" calcext:value-type="float">
            <text:p>1473</text:p>
          </table:table-cell>
          <table:table-cell table:style-name="ce4" office:value-type="float" office:value="11.2396" calcext:value-type="float">
            <text:p>11.2396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419.88" calcext:value-type="float">
            <text:p>1419.88</text:p>
          </table:table-cell>
          <table:table-cell table:style-name="ce4" office:value-type="float" office:value="0.12" calcext:value-type="float">
            <text:p>0.12</text:p>
          </table:table-cell>
          <table:table-cell table:formula="of:=[.J24]/8/1E+030*6.02214E+023*1000000" office:value-type="float" office:value="106.88395179" calcext:value-type="float">
            <text:p>106.8840</text:p>
          </table:table-cell>
          <table:table-cell table:formula="of:=[.K24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.19" calcext:value-type="float">
            <text:p>65.19</text:p>
          </table:table-cell>
          <table:table-cell office:value-type="float" office:value="0.02" calcext:value-type="float">
            <text:p>0.02</text:p>
          </table:table-cell>
          <table:table-cell office:value-type="float" office:value="14.1" calcext:value-type="float">
            <text:p>14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273" calcext:value-type="float">
            <text:p>1273</text:p>
          </table:table-cell>
          <table:table-cell table:style-name="ce4" office:value-type="float" office:value="11.2252" calcext:value-type="float">
            <text:p>11.2252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414.44" calcext:value-type="float">
            <text:p>1414.44</text:p>
          </table:table-cell>
          <table:table-cell table:style-name="ce4" office:value-type="float" office:value="0.12" calcext:value-type="float">
            <text:p>0.12</text:p>
          </table:table-cell>
          <table:table-cell table:formula="of:=[.J25]/8/1E+030*6.02214E+023*1000000" office:value-type="float" office:value="106.47444627" calcext:value-type="float">
            <text:p>106.4744</text:p>
          </table:table-cell>
          <table:table-cell table:formula="of:=[.K25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.34" calcext:value-type="float">
            <text:p>64.34</text:p>
          </table:table-cell>
          <table:table-cell office:value-type="float" office:value="0.03" calcext:value-type="float">
            <text:p>0.03</text:p>
          </table:table-cell>
          <table:table-cell office:value-type="float" office:value="12.9" calcext:value-type="float">
            <text:p>12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73" calcext:value-type="float">
            <text:p>673</text:p>
          </table:table-cell>
          <table:table-cell table:style-name="ce4" office:value-type="float" office:value="11.19" calcext:value-type="float">
            <text:p>11.19</text:p>
          </table:table-cell>
          <table:table-cell table:style-name="ce6" office:value-type="float" office:value="0.0003" calcext:value-type="float">
            <text:p>0.0003</text:p>
          </table:table-cell>
          <table:table-cell table:style-name="ce6" office:value-type="float" office:value="1400.98" calcext:value-type="float">
            <text:p>1400.98</text:p>
          </table:table-cell>
          <table:table-cell table:style-name="ce6" office:value-type="float" office:value="0.12" calcext:value-type="float">
            <text:p>0.12</text:p>
          </table:table-cell>
          <table:table-cell table:formula="of:=[.J26]/8/1E+030*6.02214E+023*1000000" office:value-type="float" office:value="105.461221215" calcext:value-type="float">
            <text:p>105.4612</text:p>
          </table:table-cell>
          <table:table-cell table:formula="of:=[.K26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.07" calcext:value-type="float">
            <text:p>64.07</text:p>
          </table:table-cell>
          <table:table-cell office:value-type="float" office:value="0.03" calcext:value-type="float">
            <text:p>0.03</text:p>
          </table:table-cell>
          <table:table-cell office:value-type="float" office:value="12.5" calcext:value-type="float">
            <text:p>1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11.176" calcext:value-type="float">
            <text:p>11.176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396.09" calcext:value-type="float">
            <text:p>1396.09</text:p>
          </table:table-cell>
          <table:table-cell table:style-name="ce4" office:value-type="float" office:value="0.12" calcext:value-type="float">
            <text:p>0.12</text:p>
          </table:table-cell>
          <table:table-cell table:formula="of:=[.J27]/8/1E+030*6.02214E+023*1000000" office:value-type="float" office:value="105.0931179075" calcext:value-type="float">
            <text:p>105.0931</text:p>
          </table:table-cell>
          <table:table-cell table:formula="of:=[.K27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.18" calcext:value-type="float">
            <text:p>66.18</text:p>
          </table:table-cell>
          <table:table-cell office:value-type="float" office:value="0.02" calcext:value-type="float">
            <text:p>0.02</text:p>
          </table:table-cell>
          <table:table-cell office:value-type="float" office:value="8.4" calcext:value-type="float">
            <text:p>8.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873" calcext:value-type="float">
            <text:p>873</text:p>
          </table:table-cell>
          <table:table-cell table:style-name="ce4" office:value-type="float" office:value="11.286" calcext:value-type="float">
            <text:p>11.286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1437.65" calcext:value-type="float">
            <text:p>1437.65</text:p>
          </table:table-cell>
          <table:table-cell table:style-name="ce4" office:value-type="float" office:value="0.13" calcext:value-type="float">
            <text:p>0.13</text:p>
          </table:table-cell>
          <table:table-cell table:formula="of:=[.J28]/8/1E+030*6.02214E+023*1000000" office:value-type="float" office:value="108.2216196375" calcext:value-type="float">
            <text:p>108.2216</text:p>
          </table:table-cell>
          <table:table-cell table:formula="of:=[.K28]/8/1E+030*6.02214E+023*1000000" office:value-type="float" office:value="0.0097859775" calcext:value-type="float">
            <text:p>0.00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.97" calcext:value-type="float">
            <text:p>65.97</text:p>
          </table:table-cell>
          <table:table-cell office:value-type="float" office:value="0.04" calcext:value-type="float">
            <text:p>0.04</text:p>
          </table:table-cell>
          <table:table-cell office:value-type="float" office:value="7.6" calcext:value-type="float">
            <text:p>7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73" calcext:value-type="float">
            <text:p>673</text:p>
          </table:table-cell>
          <table:table-cell table:style-name="ce4" office:value-type="float" office:value="11.273" calcext:value-type="float">
            <text:p>11.273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432.58" calcext:value-type="float">
            <text:p>1432.58</text:p>
          </table:table-cell>
          <table:table-cell table:style-name="ce4" office:value-type="float" office:value="0.12" calcext:value-type="float">
            <text:p>0.12</text:p>
          </table:table-cell>
          <table:table-cell table:formula="of:=[.J29]/8/1E+030*6.02214E+023*1000000" office:value-type="float" office:value="107.839966515" calcext:value-type="float">
            <text:p>107.8400</text:p>
          </table:table-cell>
          <table:table-cell table:formula="of:=[.K29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.65" calcext:value-type="float">
            <text:p>65.65</text:p>
          </table:table-cell>
          <table:table-cell office:value-type="float" office:value="0.02" calcext:value-type="float">
            <text:p>0.02</text:p>
          </table:table-cell>
          <table:table-cell office:value-type="float" office:value="7.2" calcext:value-type="float">
            <text:p>7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11.264" calcext:value-type="float">
            <text:p>11.264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429.1" calcext:value-type="float">
            <text:p>1429.1</text:p>
          </table:table-cell>
          <table:table-cell table:style-name="ce4" office:value-type="float" office:value="0.12" calcext:value-type="float">
            <text:p>0.12</text:p>
          </table:table-cell>
          <table:table-cell table:formula="of:=[.J30]/8/1E+030*6.02214E+023*1000000" office:value-type="float" office:value="107.578003425" calcext:value-type="float">
            <text:p>107.5780</text:p>
          </table:table-cell>
          <table:table-cell table:formula="of:=[.K30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.33" calcext:value-type="float">
            <text:p>67.33</text:p>
          </table:table-cell>
          <table:table-cell office:value-type="float" office:value="0.03" calcext:value-type="float">
            <text:p>0.03</text:p>
          </table:table-cell>
          <table:table-cell office:value-type="float" office:value="5.3" calcext:value-type="float">
            <text:p>5.3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73" calcext:value-type="float">
            <text:p>873</text:p>
          </table:table-cell>
          <table:table-cell table:style-name="ce4" office:value-type="float" office:value="11.344" calcext:value-type="float">
            <text:p>11.344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460.08" calcext:value-type="float">
            <text:p>1460.08</text:p>
          </table:table-cell>
          <table:table-cell table:style-name="ce4" office:value-type="float" office:value="0.13" calcext:value-type="float">
            <text:p>0.13</text:p>
          </table:table-cell>
          <table:table-cell table:formula="of:=[.J31]/8/1E+030*6.02214E+023*1000000" office:value-type="float" office:value="109.91007714" calcext:value-type="float">
            <text:p>109.9101</text:p>
          </table:table-cell>
          <table:table-cell table:formula="of:=[.K31]/8/1E+030*6.02214E+023*1000000" office:value-type="float" office:value="0.0097859775" calcext:value-type="float">
            <text:p>0.00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.93" calcext:value-type="float">
            <text:p>66.93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673" calcext:value-type="float">
            <text:p>673</text:p>
          </table:table-cell>
          <table:table-cell table:style-name="ce4" office:value-type="float" office:value="11.331" calcext:value-type="float">
            <text:p>11.331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454.93" calcext:value-type="float">
            <text:p>1454.93</text:p>
          </table:table-cell>
          <table:table-cell table:style-name="ce4" office:value-type="float" office:value="0.13" calcext:value-type="float">
            <text:p>0.13</text:p>
          </table:table-cell>
          <table:table-cell table:formula="of:=[.J32]/8/1E+030*6.02214E+023*1000000" office:value-type="float" office:value="109.5224018775" calcext:value-type="float">
            <text:p>109.5224</text:p>
          </table:table-cell>
          <table:table-cell table:formula="of:=[.K32]/8/1E+030*6.02214E+023*1000000" office:value-type="float" office:value="0.0097859775" calcext:value-type="float">
            <text:p>0.00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.74" calcext:value-type="float">
            <text:p>66.74</text:p>
          </table:table-cell>
          <table:table-cell office:value-type="float" office:value="0.04" calcext:value-type="float">
            <text:p>0.04</text:p>
          </table:table-cell>
          <table:table-cell office:value-type="float" office:value="4.1" calcext:value-type="float">
            <text:p>4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11.32" calcext:value-type="float">
            <text:p>11.32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1450.62" calcext:value-type="float">
            <text:p>1450.62</text:p>
          </table:table-cell>
          <table:table-cell table:style-name="ce4" office:value-type="float" office:value="0.14" calcext:value-type="float">
            <text:p>0.14</text:p>
          </table:table-cell>
          <table:table-cell table:formula="of:=[.J33]/8/1E+030*6.02214E+023*1000000" office:value-type="float" office:value="109.197959085" calcext:value-type="float">
            <text:p>109.1980</text:p>
          </table:table-cell>
          <table:table-cell table:formula="of:=[.K33]/8/1E+030*6.02214E+023*1000000" office:value-type="float" office:value="0.010538745" calcext:value-type="float">
            <text:p>0.01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.67" calcext:value-type="float">
            <text:p>66.67</text:p>
          </table:table-cell>
          <table:table-cell office:value-type="float" office:value="0.02" calcext:value-type="float">
            <text:p>0.02</text:p>
          </table:table-cell>
          <table:table-cell office:value-type="float" office:value="3.1" calcext:value-type="float">
            <text:p>3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1.323" calcext:value-type="float">
            <text:p>11.323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1451.65" calcext:value-type="float">
            <text:p>1451.65</text:p>
          </table:table-cell>
          <table:table-cell table:style-name="ce4" office:value-type="float" office:value="0.14" calcext:value-type="float">
            <text:p>0.14</text:p>
          </table:table-cell>
          <table:table-cell table:formula="of:=[.J34]/8/1E+030*6.02214E+023*1000000" office:value-type="float" office:value="109.2754941375" calcext:value-type="float">
            <text:p>109.2755</text:p>
          </table:table-cell>
          <table:table-cell table:formula="of:=[.K34]/8/1E+030*6.02214E+023*1000000" office:value-type="float" office:value="0.010538745" calcext:value-type="float">
            <text:p>0.01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.93" calcext:value-type="float">
            <text:p>67.93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" calcext:value-type="float">
            <text:p>1E-05</text:p>
          </table:table-cell>
          <table:table-cell table:style-name="Default" office:value-type="float" office:value="0.0000001" calcext:value-type="float">
            <text:p>1E-07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1.3855" calcext:value-type="float">
            <text:p>11.3855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1475.88" calcext:value-type="float">
            <text:p>1475.88</text:p>
          </table:table-cell>
          <table:table-cell table:style-name="ce4" office:value-type="float" office:value="0.16" calcext:value-type="float">
            <text:p>0.16</text:p>
          </table:table-cell>
          <table:table-cell table:formula="of:=[.J35]/8/1E+030*6.02214E+023*1000000" office:value-type="float" office:value="111.09944979" calcext:value-type="float">
            <text:p>111.0994</text:p>
          </table:table-cell>
          <table:table-cell table:formula="of:=[.K35]/8/1E+030*6.02214E+023*1000000" office:value-type="float" office:value="0.01204428" calcext:value-type="float">
            <text:p>0.01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 Run M1137</text:p>
          </table:table-cell>
          <table:table-cell/>
          <table:table-cell table:style-name="Default" table:number-columns-repeated="7"/>
          <table:table-cell table:formula="of:=[.J36]/8/1E+030*6.02214E+023*1000000" office:value-type="float" office:value="0" calcext:value-type="float">
            <text:p>0.0000</text:p>
          </table:table-cell>
          <table:table-cell table:formula="of:=[.K36]/8/1E+030*6.02214E+023*1000000" office:value-type="float" office:value="0" calcext:value-type="float">
            <text:p>0.0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3" calcext:value-type="float">
            <text:p>0.03</text:p>
          </table:table-cell>
          <table:table-cell office:value-type="float" office:value="20.7" calcext:value-type="float">
            <text:p>20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673" calcext:value-type="float">
            <text:p>1673</text:p>
          </table:table-cell>
          <table:table-cell table:style-name="ce4" office:value-type="float" office:value="11.1442" calcext:value-type="float">
            <text:p>11.1442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384" calcext:value-type="float">
            <text:p>1384</text:p>
          </table:table-cell>
          <table:table-cell table:style-name="ce4" office:value-type="float" office:value="0.12" calcext:value-type="float">
            <text:p>0.12</text:p>
          </table:table-cell>
          <table:table-cell table:formula="of:=[.J37]/8/1E+030*6.02214E+023*1000000" office:value-type="float" office:value="104.183022" calcext:value-type="float">
            <text:p>104.1830</text:p>
          </table:table-cell>
          <table:table-cell table:formula="of:=[.K37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.67" calcext:value-type="float">
            <text:p>63.67</text:p>
          </table:table-cell>
          <table:table-cell office:value-type="float" office:value="0.02" calcext:value-type="float">
            <text:p>0.02</text:p>
          </table:table-cell>
          <table:table-cell office:value-type="float" office:value="20.6" calcext:value-type="float">
            <text:p>20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473" calcext:value-type="float">
            <text:p>1473</text:p>
          </table:table-cell>
          <table:table-cell table:style-name="ce4" office:value-type="float" office:value="11.123" calcext:value-type="float">
            <text:p>11.123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379.66" calcext:value-type="float">
            <text:p>1379.66</text:p>
          </table:table-cell>
          <table:table-cell table:style-name="ce4" office:value-type="float" office:value="0.12" calcext:value-type="float">
            <text:p>0.12</text:p>
          </table:table-cell>
          <table:table-cell table:formula="of:=[.J38]/8/1E+030*6.02214E+023*1000000" office:value-type="float" office:value="103.856320905" calcext:value-type="float">
            <text:p>103.8563</text:p>
          </table:table-cell>
          <table:table-cell table:formula="of:=[.K38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.34" calcext:value-type="float">
            <text:p>63.34</text:p>
          </table:table-cell>
          <table:table-cell office:value-type="float" office:value="0.02" calcext:value-type="float">
            <text:p>0.02</text:p>
          </table:table-cell>
          <table:table-cell office:value-type="float" office:value="20.5" calcext:value-type="float">
            <text:p>20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273" calcext:value-type="float">
            <text:p>1273</text:p>
          </table:table-cell>
          <table:table-cell table:style-name="ce4" office:value-type="float" office:value="11.118" calcext:value-type="float">
            <text:p>11.118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374.24" calcext:value-type="float">
            <text:p>1374.24</text:p>
          </table:table-cell>
          <table:table-cell table:style-name="ce4" office:value-type="float" office:value="0.12" calcext:value-type="float">
            <text:p>0.12</text:p>
          </table:table-cell>
          <table:table-cell table:formula="of:=[.J39]/8/1E+030*6.02214E+023*1000000" office:value-type="float" office:value="103.44832092" calcext:value-type="float">
            <text:p>103.4483</text:p>
          </table:table-cell>
          <table:table-cell table:formula="of:=[.K39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.12" calcext:value-type="float">
            <text:p>63.12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073" calcext:value-type="float">
            <text:p>1073</text:p>
          </table:table-cell>
          <table:table-cell table:style-name="ce4" office:value-type="float" office:value="11.109" calcext:value-type="float">
            <text:p>11.109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1371.01" calcext:value-type="float">
            <text:p>1371.01</text:p>
          </table:table-cell>
          <table:table-cell table:style-name="ce4" office:value-type="float" office:value="0.12" calcext:value-type="float">
            <text:p>0.12</text:p>
          </table:table-cell>
          <table:table-cell table:formula="of:=[.J40]/8/1E+030*6.02214E+023*1000000" office:value-type="float" office:value="103.2051770175" calcext:value-type="float">
            <text:p>103.2052</text:p>
          </table:table-cell>
          <table:table-cell table:formula="of:=[.K40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62.96" calcext:value-type="float">
            <text:p>62.96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9.3" calcext:value-type="float">
            <text:p>19.3</text:p>
          </table:table-cell>
          <table:table-cell office:value-type="float" office:value="0.1" calcext:value-type="float">
            <text:p>0.1</text:p>
          </table:table-cell>
          <table:table-cell office:value-type="float" office:value="873" calcext:value-type="float">
            <text:p>873</text:p>
          </table:table-cell>
          <table:table-cell office:value-type="float" office:value="11.1011" calcext:value-type="float">
            <text:p>11.1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1367.88" calcext:value-type="float">
            <text:p>1367.88</text:p>
          </table:table-cell>
          <table:table-cell office:value-type="float" office:value="0.12" calcext:value-type="float">
            <text:p>0.12</text:p>
          </table:table-cell>
          <table:table-cell table:formula="of:=[.J41]/8/1E+030*6.02214E+023*1000000" office:value-type="float" office:value="102.96956079" calcext:value-type="float">
            <text:p>102.9696</text:p>
          </table:table-cell>
          <table:table-cell table:formula="of:=[.K41]/8/1E+030*6.02214E+023*1000000" office:value-type="float" office:value="0.00903321" calcext:value-type="float">
            <text:p>0.0090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1" office:value-type="float" office:value="62.82" calcext:value-type="float">
            <text:p>62.82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8.6" calcext:value-type="float">
            <text:p>18.6</text:p>
          </table:table-cell>
          <table:table-cell office:value-type="float" office:value="0.1" calcext:value-type="float">
            <text:p>0.1</text:p>
          </table:table-cell>
          <table:table-cell office:value-type="float" office:value="673" calcext:value-type="float">
            <text:p>673</text:p>
          </table:table-cell>
          <table:table-cell office:value-type="float" office:value="11.094" calcext:value-type="float">
            <text:p>11.094</text:p>
          </table:table-cell>
          <table:table-cell office:value-type="float" office:value="0.0003" calcext:value-type="float">
            <text:p>0.0003</text:p>
          </table:table-cell>
          <table:table-cell office:value-type="float" office:value="1365.52" calcext:value-type="float">
            <text:p>1365.52</text:p>
          </table:table-cell>
          <table:table-cell office:value-type="float" office:value="0.12" calcext:value-type="float">
            <text:p>0.12</text:p>
          </table:table-cell>
          <table:table-cell table:formula="of:=[.J42]/8/1E+030*6.02214E+023*1000000" office:value-type="float" office:value="102.79190766" calcext:value-type="float">
            <text:p>102.7919</text:p>
          </table:table-cell>
          <table:table-cell table:formula="of:=[.K42]/8/1E+030*6.02214E+023*1000000" office:value-type="float" office:value="0.00903321" calcext:value-type="float">
            <text:p>0.0090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1" office:value-type="float" office:value="62.69" calcext:value-type="float">
            <text:p>62.69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7.8" calcext:value-type="float">
            <text:p>17.8</text:p>
          </table:table-cell>
          <table:table-cell office:value-type="float" office:value="0.1" calcext:value-type="float">
            <text:p>0.1</text:p>
          </table:table-cell>
          <table:table-cell office:value-type="float" office:value="473" calcext:value-type="float">
            <text:p>473</text:p>
          </table:table-cell>
          <table:table-cell office:value-type="float" office:value="11.09" calcext:value-type="float">
            <text:p>11.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1363.94" calcext:value-type="float">
            <text:p>1363.94</text:p>
          </table:table-cell>
          <table:table-cell office:value-type="float" office:value="0.12" calcext:value-type="float">
            <text:p>0.12</text:p>
          </table:table-cell>
          <table:table-cell table:formula="of:=[.J43]/8/1E+030*6.02214E+023*1000000" office:value-type="float" office:value="102.672970395" calcext:value-type="float">
            <text:p>102.6730</text:p>
          </table:table-cell>
          <table:table-cell table:formula="of:=[.K43]/8/1E+030*6.02214E+023*1000000" office:value-type="float" office:value="0.00903321" calcext:value-type="float">
            <text:p>0.0090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1" office:value-type="float" office:value="62.6" calcext:value-type="float">
            <text:p>62.6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1.092" calcext:value-type="float">
            <text:p>11.092</text:p>
          </table:table-cell>
          <table:table-cell office:value-type="float" office:value="0.0003" calcext:value-type="float">
            <text:p>0.0003</text:p>
          </table:table-cell>
          <table:table-cell office:value-type="float" office:value="1364.7" calcext:value-type="float">
            <text:p>1364.7</text:p>
          </table:table-cell>
          <table:table-cell office:value-type="float" office:value="0.11" calcext:value-type="float">
            <text:p>0.11</text:p>
          </table:table-cell>
          <table:table-cell table:formula="of:=[.J44]/8/1E+030*6.02214E+023*1000000" office:value-type="float" office:value="102.730180725" calcext:value-type="float">
            <text:p>102.7302</text:p>
          </table:table-cell>
          <table:table-cell table:formula="of:=[.K44]/8/1E+030*6.02214E+023*1000000" office:value-type="float" office:value="0.0082804425" calcext:value-type="float">
            <text:p>0.0083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2" office:value-type="float" office:value="63.01" calcext:value-type="float">
            <text:p>63.01</text:p>
          </table:table-cell>
          <table:table-cell table:style-name="ce2" office:value-type="float" office:value="0.03" calcext:value-type="float">
            <text:p>0.03</text:p>
          </table:table-cell>
          <table:table-cell table:style-name="ce1" office:value-type="float" office:value="15.4" calcext:value-type="float">
            <text:p>15.4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1.1165" calcext:value-type="float">
            <text:p>11.116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373.48" calcext:value-type="float">
            <text:p>1373.48</text:p>
          </table:table-cell>
          <table:table-cell office:value-type="float" office:value="0.12" calcext:value-type="float">
            <text:p>0.12</text:p>
          </table:table-cell>
          <table:table-cell table:formula="of:=[.J45]/8/1E+030*6.02214E+023*1000000" office:value-type="float" office:value="103.39111059" calcext:value-type="float">
            <text:p>103.3911</text:p>
          </table:table-cell>
          <table:table-cell table:formula="of:=[.K45]/8/1E+030*6.02214E+023*1000000" office:value-type="float" office:value="0.00903321" calcext:value-type="float">
            <text:p>0.0090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2" office:value-type="float" office:value="64.26" calcext:value-type="float">
            <text:p>64.26</text:p>
          </table:table-cell>
          <table:table-cell table:style-name="ce2" office:value-type="float" office:value="0.03" calcext:value-type="float">
            <text:p>0.03</text:p>
          </table:table-cell>
          <table:table-cell table:style-name="ce1" office:value-type="float" office:value="17.2" calcext:value-type="float">
            <text:p>17.2</text:p>
          </table:table-cell>
          <table:table-cell office:value-type="float" office:value="0.2" calcext:value-type="float">
            <text:p>0.2</text:p>
          </table:table-cell>
          <table:table-cell office:value-type="float" office:value="1273" calcext:value-type="float">
            <text:p>1273</text:p>
          </table:table-cell>
          <table:table-cell office:value-type="float" office:value="11.164" calcext:value-type="float">
            <text:p>11.164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91.68" calcext:value-type="float">
            <text:p>1391.68</text:p>
          </table:table-cell>
          <table:table-cell office:value-type="float" office:value="0.13" calcext:value-type="float">
            <text:p>0.13</text:p>
          </table:table-cell>
          <table:table-cell table:formula="of:=[.J46]/8/1E+030*6.02214E+023*1000000" office:value-type="float" office:value="104.76114744" calcext:value-type="float">
            <text:p>104.7611</text:p>
          </table:table-cell>
          <table:table-cell table:formula="of:=[.K46]/8/1E+030*6.02214E+023*1000000" office:value-type="float" office:value="0.0097859775" calcext:value-type="float">
            <text:p>0.0098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2" office:value-type="float" office:value="64.87" calcext:value-type="float">
            <text:p>64.87</text:p>
          </table:table-cell>
          <table:table-cell table:style-name="ce2" office:value-type="float" office:value="0.02" calcext:value-type="float">
            <text:p>0.02</text:p>
          </table:table-cell>
          <table:table-cell table:style-name="ce1" office:value-type="float" office:value="16.5" calcext:value-type="float">
            <text:p>16.5</text:p>
          </table:table-cell>
          <table:table-cell office:value-type="float" office:value="0.1" calcext:value-type="float">
            <text:p>0.1</text:p>
          </table:table-cell>
          <table:table-cell office:value-type="float" office:value="1473" calcext:value-type="float">
            <text:p>1473</text:p>
          </table:table-cell>
          <table:table-cell office:value-type="float" office:value="11.2" calcext:value-type="float">
            <text:p>11.2</text:p>
          </table:table-cell>
          <table:table-cell office:value-type="float" office:value="0.0004" calcext:value-type="float">
            <text:p>0.0004</text:p>
          </table:table-cell>
          <table:table-cell office:value-type="float" office:value="1405.91" calcext:value-type="float">
            <text:p>1405.91</text:p>
          </table:table-cell>
          <table:table-cell office:value-type="float" office:value="0.15" calcext:value-type="float">
            <text:p>0.15</text:p>
          </table:table-cell>
          <table:table-cell table:formula="of:=[.J47]/8/1E+030*6.02214E+023*1000000" office:value-type="float" office:value="105.8323355925" calcext:value-type="float">
            <text:p>105.8323</text:p>
          </table:table-cell>
          <table:table-cell table:formula="of:=[.K47]/8/1E+030*6.02214E+023*1000000" office:value-type="float" office:value="0.0112915125" calcext:value-type="float">
            <text:p>0.0113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2" office:value-type="float" office:value="64.48" calcext:value-type="float">
            <text:p>64.48</text:p>
          </table:table-cell>
          <table:table-cell table:style-name="ce2" office:value-type="float" office:value="0.04" calcext:value-type="float">
            <text:p>0.04</text:p>
          </table:table-cell>
          <table:table-cell table:style-name="ce1" office:value-type="float" office:value="16.4" calcext:value-type="float">
            <text:p>16.4</text:p>
          </table:table-cell>
          <table:table-cell office:value-type="float" office:value="0.1" calcext:value-type="float">
            <text:p>0.1</text:p>
          </table:table-cell>
          <table:table-cell office:value-type="float" office:value="1273" calcext:value-type="float">
            <text:p>1273</text:p>
          </table:table-cell>
          <table:table-cell office:value-type="float" office:value="11.182" calcext:value-type="float">
            <text:p>11.182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98.06" calcext:value-type="float">
            <text:p>1398.06</text:p>
          </table:table-cell>
          <table:table-cell office:value-type="float" office:value="0.14" calcext:value-type="float">
            <text:p>0.14</text:p>
          </table:table-cell>
          <table:table-cell table:formula="of:=[.J48]/8/1E+030*6.02214E+023*1000000" office:value-type="float" office:value="105.241413105" calcext:value-type="float">
            <text:p>105.2414</text:p>
          </table:table-cell>
          <table:table-cell table:formula="of:=[.K48]/8/1E+030*6.02214E+023*1000000" office:value-type="float" office:value="0.010538745" calcext:value-type="float">
            <text:p>0.0105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2" office:value-type="float" office:value="64.23" calcext:value-type="float">
            <text:p>64.23</text:p>
          </table:table-cell>
          <table:table-cell table:style-name="ce2" office:value-type="float" office:value="0.05" calcext:value-type="float">
            <text:p>0.05</text:p>
          </table:table-cell>
          <table:table-cell table:style-name="ce1" office:value-type="float" office:value="15.9" calcext:value-type="float">
            <text:p>15.9</text:p>
          </table:table-cell>
          <table:table-cell office:value-type="float" office:value="0.2" calcext:value-type="float">
            <text:p>0.2</text:p>
          </table:table-cell>
          <table:table-cell office:value-type="float" office:value="1073" calcext:value-type="float">
            <text:p>1073</text:p>
          </table:table-cell>
          <table:table-cell office:value-type="float" office:value="11.1681" calcext:value-type="float">
            <text:p>11.1681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93.05" calcext:value-type="float">
            <text:p>1393.05</text:p>
          </table:table-cell>
          <table:table-cell office:value-type="float" office:value="0.13" calcext:value-type="float">
            <text:p>0.13</text:p>
          </table:table-cell>
          <table:table-cell table:formula="of:=[.J49]/8/1E+030*6.02214E+023*1000000" office:value-type="float" office:value="104.8642765875" calcext:value-type="float">
            <text:p>104.8643</text:p>
          </table:table-cell>
          <table:table-cell table:formula="of:=[.K49]/8/1E+030*6.02214E+023*1000000" office:value-type="float" office:value="0.0097859775" calcext:value-type="float">
            <text:p>0.0098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2" office:value-type="float" office:value="64.03" calcext:value-type="float">
            <text:p>64.03</text:p>
          </table:table-cell>
          <table:table-cell table:style-name="ce2" office:value-type="float" office:value="0.04" calcext:value-type="float">
            <text:p>0.04</text:p>
          </table:table-cell>
          <table:table-cell table:style-name="ce1" office:value-type="float" office:value="15.3" calcext:value-type="float">
            <text:p>15.3</text:p>
          </table:table-cell>
          <table:table-cell office:value-type="float" office:value="0.1" calcext:value-type="float">
            <text:p>0.1</text:p>
          </table:table-cell>
          <table:table-cell office:value-type="float" office:value="873" calcext:value-type="float">
            <text:p>873</text:p>
          </table:table-cell>
          <table:table-cell office:value-type="float" office:value="11.158" calcext:value-type="float">
            <text:p>11.158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89.64" calcext:value-type="float">
            <text:p>1389.64</text:p>
          </table:table-cell>
          <table:table-cell office:value-type="float" office:value="0.13" calcext:value-type="float">
            <text:p>0.13</text:p>
          </table:table-cell>
          <table:table-cell table:formula="of:=[.J50]/8/1E+030*6.02214E+023*1000000" office:value-type="float" office:value="104.60758287" calcext:value-type="float">
            <text:p>104.6076</text:p>
          </table:table-cell>
          <table:table-cell table:formula="of:=[.K50]/8/1E+030*6.02214E+023*1000000" office:value-type="float" office:value="0.0097859775" calcext:value-type="float">
            <text:p>0.0098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2" office:value-type="float" office:value="63.86" calcext:value-type="float">
            <text:p>63.86</text:p>
          </table:table-cell>
          <table:table-cell table:style-name="ce2" office:value-type="float" office:value="0.04" calcext:value-type="float">
            <text:p>0.04</text:p>
          </table:table-cell>
          <table:table-cell table:style-name="ce1" office:value-type="float" office:value="14.6" calcext:value-type="float">
            <text:p>14.6</text:p>
          </table:table-cell>
          <table:table-cell office:value-type="float" office:value="0.1" calcext:value-type="float">
            <text:p>0.1</text:p>
          </table:table-cell>
          <table:table-cell office:value-type="float" office:value="673" calcext:value-type="float">
            <text:p>673</text:p>
          </table:table-cell>
          <table:table-cell office:value-type="float" office:value="11.152" calcext:value-type="float">
            <text:p>11.152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87.16" calcext:value-type="float">
            <text:p>1387.16</text:p>
          </table:table-cell>
          <table:table-cell office:value-type="float" office:value="0.13" calcext:value-type="float">
            <text:p>0.13</text:p>
          </table:table-cell>
          <table:table-cell table:formula="of:=[.J51]/8/1E+030*6.02214E+023*1000000" office:value-type="float" office:value="104.42089653" calcext:value-type="float">
            <text:p>104.4209</text:p>
          </table:table-cell>
          <table:table-cell table:formula="of:=[.K51]/8/1E+030*6.02214E+023*1000000" office:value-type="float" office:value="0.0097859775" calcext:value-type="float">
            <text:p>0.0098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2" office:value-type="float" office:value="63.7" calcext:value-type="float">
            <text:p>63.7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3.8" calcext:value-type="float">
            <text:p>13.8</text:p>
          </table:table-cell>
          <table:table-cell office:value-type="float" office:value="0.1" calcext:value-type="float">
            <text:p>0.1</text:p>
          </table:table-cell>
          <table:table-cell office:value-type="float" office:value="473" calcext:value-type="float">
            <text:p>473</text:p>
          </table:table-cell>
          <table:table-cell office:value-type="float" office:value="11.1486" calcext:value-type="float">
            <text:p>11.1486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85.63" calcext:value-type="float">
            <text:p>1385.63</text:p>
          </table:table-cell>
          <table:table-cell office:value-type="float" office:value="0.13" calcext:value-type="float">
            <text:p>0.13</text:p>
          </table:table-cell>
          <table:table-cell table:formula="of:=[.J52]/8/1E+030*6.02214E+023*1000000" office:value-type="float" office:value="104.3057231025" calcext:value-type="float">
            <text:p>104.3057</text:p>
          </table:table-cell>
          <table:table-cell table:formula="of:=[.K52]/8/1E+030*6.02214E+023*1000000" office:value-type="float" office:value="0.0097859775" calcext:value-type="float">
            <text:p>0.0098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2" office:value-type="float" office:value="63.54" calcext:value-type="float">
            <text:p>63.54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13.3" calcext:value-type="float">
            <text:p>13.3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1.1458" calcext:value-type="float">
            <text:p>11.1458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84.62" calcext:value-type="float">
            <text:p>1384.62</text:p>
          </table:table-cell>
          <table:table-cell office:value-type="float" office:value="0.13" calcext:value-type="float">
            <text:p>0.13</text:p>
          </table:table-cell>
          <table:table-cell table:formula="of:=[.J53]/8/1E+030*6.02214E+023*1000000" office:value-type="float" office:value="104.229693585" calcext:value-type="float">
            <text:p>104.2297</text:p>
          </table:table-cell>
          <table:table-cell table:formula="of:=[.K53]/8/1E+030*6.02214E+023*1000000" office:value-type="float" office:value="0.0097859775" calcext:value-type="float">
            <text:p>0.00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 Run S2683</text:p>
          </table:table-cell>
          <table:table-cell table:style-name="ce2"/>
          <table:table-cell table:style-name="ce1"/>
          <table:table-cell office:value-type="float" office:value="0" calcext:value-type="float">
            <text:p>0</text:p>
          </table:table-cell>
          <table:table-cell table:number-columns-repeated="5"/>
          <table:table-cell table:formula="of:=[.J54]/8/1E+030*6.02214E+023*1000000" office:value-type="float" office:value="0" calcext:value-type="float">
            <text:p>0.0000</text:p>
          </table:table-cell>
          <table:table-cell table:formula="of:=[.K54]/8/1E+030*6.02214E+023*1000000" office:value-type="float" office:value="0" calcext:value-type="float">
            <text:p>0.0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6.71" calcext:value-type="float">
            <text:p>66.7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11.1" calcext:value-type="float">
            <text:p>11.1</text:p>
          </table:table-cell>
          <table:table-cell office:value-type="float" office:value="0.1" calcext:value-type="float">
            <text:p>0.1</text:p>
          </table:table-cell>
          <table:table-cell office:value-type="float" office:value="1473" calcext:value-type="float">
            <text:p>1473</text:p>
          </table:table-cell>
          <table:table-cell office:value-type="float" office:value="11.2992" calcext:value-type="float">
            <text:p>11.2992</text:p>
          </table:table-cell>
          <table:table-cell office:value-type="float" office:value="0.0003" calcext:value-type="float">
            <text:p>0.0003</text:p>
          </table:table-cell>
          <table:table-cell office:value-type="float" office:value="1442.7" calcext:value-type="float">
            <text:p>1442.7</text:p>
          </table:table-cell>
          <table:table-cell office:value-type="float" office:value="0.13" calcext:value-type="float">
            <text:p>0.13</text:p>
          </table:table-cell>
          <table:table-cell table:formula="of:=[.J55]/8/1E+030*6.02214E+023*1000000" office:value-type="float" office:value="108.601767225" calcext:value-type="float">
            <text:p>108.6018</text:p>
          </table:table-cell>
          <table:table-cell table:formula="of:=[.K55]/8/1E+030*6.02214E+023*1000000" office:value-type="float" office:value="0.0097859775" calcext:value-type="float">
            <text:p>0.0098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6.53" calcext:value-type="float">
            <text:p>66.53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10.2" calcext:value-type="float">
            <text:p>10.2</text:p>
          </table:table-cell>
          <table:table-cell office:value-type="float" office:value="0.1" calcext:value-type="float">
            <text:p>0.1</text:p>
          </table:table-cell>
          <table:table-cell office:value-type="float" office:value="1273" calcext:value-type="float">
            <text:p>1273</text:p>
          </table:table-cell>
          <table:table-cell office:value-type="float" office:value="11.29" calcext:value-type="float">
            <text:p>11.29</text:p>
          </table:table-cell>
          <table:table-cell office:value-type="float" office:value="0.0004" calcext:value-type="float">
            <text:p>0.0004</text:p>
          </table:table-cell>
          <table:table-cell office:value-type="float" office:value="1439.25" calcext:value-type="float">
            <text:p>1439.25</text:p>
          </table:table-cell>
          <table:table-cell office:value-type="float" office:value="0.15" calcext:value-type="float">
            <text:p>0.15</text:p>
          </table:table-cell>
          <table:table-cell table:formula="of:=[.J56]/8/1E+030*6.02214E+023*1000000" office:value-type="float" office:value="108.3420624375" calcext:value-type="float">
            <text:p>108.3421</text:p>
          </table:table-cell>
          <table:table-cell table:formula="of:=[.K56]/8/1E+030*6.02214E+023*1000000" office:value-type="float" office:value="0.0112915125" calcext:value-type="float">
            <text:p>0.0113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6.19" calcext:value-type="float">
            <text:p>66.19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1073" calcext:value-type="float">
            <text:p>1073</text:p>
          </table:table-cell>
          <table:table-cell office:value-type="float" office:value="11.282" calcext:value-type="float">
            <text:p>11.282</text:p>
          </table:table-cell>
          <table:table-cell office:value-type="float" office:value="0.0004" calcext:value-type="float">
            <text:p>0.0004</text:p>
          </table:table-cell>
          <table:table-cell office:value-type="float" office:value="1436.07" calcext:value-type="float">
            <text:p>1436.07</text:p>
          </table:table-cell>
          <table:table-cell office:value-type="float" office:value="0.16" calcext:value-type="float">
            <text:p>0.16</text:p>
          </table:table-cell>
          <table:table-cell table:formula="of:=[.J57]/8/1E+030*6.02214E+023*1000000" office:value-type="float" office:value="108.1026823725" calcext:value-type="float">
            <text:p>108.1027</text:p>
          </table:table-cell>
          <table:table-cell table:formula="of:=[.K57]/8/1E+030*6.02214E+023*1000000" office:value-type="float" office:value="0.01204428" calcext:value-type="float">
            <text:p>0.012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5.85" calcext:value-type="float">
            <text:p>65.85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873" calcext:value-type="float">
            <text:p>873</text:p>
          </table:table-cell>
          <table:table-cell office:value-type="float" office:value="11.2617" calcext:value-type="float">
            <text:p>11.26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1427.98" calcext:value-type="float">
            <text:p>1427.98</text:p>
          </table:table-cell>
          <table:table-cell office:value-type="float" office:value="0.12" calcext:value-type="float">
            <text:p>0.12</text:p>
          </table:table-cell>
          <table:table-cell table:formula="of:=[.J58]/8/1E+030*6.02214E+023*1000000" office:value-type="float" office:value="107.493693465" calcext:value-type="float">
            <text:p>107.4937</text:p>
          </table:table-cell>
          <table:table-cell table:formula="of:=[.K58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65.56" calcext:value-type="float">
            <text:p>65.56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673" calcext:value-type="float">
            <text:p>673</text:p>
          </table:table-cell>
          <table:table-cell office:value-type="float" office:value="11.2611" calcext:value-type="float">
            <text:p>11.26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1427.48" calcext:value-type="float">
            <text:p>1427.48</text:p>
          </table:table-cell>
          <table:table-cell office:value-type="float" office:value="0.13" calcext:value-type="float">
            <text:p>0.13</text:p>
          </table:table-cell>
          <table:table-cell table:formula="of:=[.J59]/8/1E+030*6.02214E+023*1000000" office:value-type="float" office:value="107.45605509" calcext:value-type="float">
            <text:p>107.4561</text:p>
          </table:table-cell>
          <table:table-cell table:formula="of:=[.K59]/8/1E+030*6.02214E+023*1000000" office:value-type="float" office:value="0.0097859775" calcext:value-type="float">
            <text:p>0.0098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5.1" calcext:value-type="float">
            <text:p>65.1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1.235" calcext:value-type="float">
            <text:p>11.23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418.19" calcext:value-type="float">
            <text:p>1418.19</text:p>
          </table:table-cell>
          <table:table-cell office:value-type="float" office:value="0.12" calcext:value-type="float">
            <text:p>0.12</text:p>
          </table:table-cell>
          <table:table-cell table:formula="of:=[.J60]/8/1E+030*6.02214E+023*1000000" office:value-type="float" office:value="106.7567340825" calcext:value-type="float">
            <text:p>106.7567</text:p>
          </table:table-cell>
          <table:table-cell table:formula="of:=[.K60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4.92" calcext:value-type="float">
            <text:p>64.92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1.227" calcext:value-type="float">
            <text:p>11.227</text:p>
          </table:table-cell>
          <table:table-cell office:value-type="float" office:value="0.0003" calcext:value-type="float">
            <text:p>0.0003</text:p>
          </table:table-cell>
          <table:table-cell office:value-type="float" office:value="1414.95" calcext:value-type="float">
            <text:p>1414.95</text:p>
          </table:table-cell>
          <table:table-cell office:value-type="float" office:value="0.12" calcext:value-type="float">
            <text:p>0.12</text:p>
          </table:table-cell>
          <table:table-cell table:formula="of:=[.J61]/8/1E+030*6.02214E+023*1000000" office:value-type="float" office:value="106.5128374125" calcext:value-type="float">
            <text:p>106.5128</text:p>
          </table:table-cell>
          <table:table-cell table:formula="of:=[.K61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4.72" calcext:value-type="float">
            <text:p>64.72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1.2092" calcext:value-type="float">
            <text:p>11.2092</text:p>
          </table:table-cell>
          <table:table-cell office:value-type="float" office:value="0.0003" calcext:value-type="float">
            <text:p>0.0003</text:p>
          </table:table-cell>
          <table:table-cell office:value-type="float" office:value="1408.36" calcext:value-type="float">
            <text:p>1408.36</text:p>
          </table:table-cell>
          <table:table-cell office:value-type="float" office:value="0.12" calcext:value-type="float">
            <text:p>0.12</text:p>
          </table:table-cell>
          <table:table-cell table:formula="of:=[.J62]/8/1E+030*6.02214E+023*1000000" office:value-type="float" office:value="106.01676363" calcext:value-type="float">
            <text:p>106.0168</text:p>
          </table:table-cell>
          <table:table-cell table:formula="of:=[.K62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4.38" calcext:value-type="float">
            <text:p>64.3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0.2" calcext:value-type="float">
            <text:p>10.2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1.1988" calcext:value-type="float">
            <text:p>11.1988</text:p>
          </table:table-cell>
          <table:table-cell office:value-type="float" office:value="0.0003" calcext:value-type="float">
            <text:p>0.0003</text:p>
          </table:table-cell>
          <table:table-cell office:value-type="float" office:value="1404.22" calcext:value-type="float">
            <text:p>1404.22</text:p>
          </table:table-cell>
          <table:table-cell office:value-type="float" office:value="0.12" calcext:value-type="float">
            <text:p>0.12</text:p>
          </table:table-cell>
          <table:table-cell table:formula="of:=[.J63]/8/1E+030*6.02214E+023*1000000" office:value-type="float" office:value="105.705117885" calcext:value-type="float">
            <text:p>105.7051</text:p>
          </table:table-cell>
          <table:table-cell table:formula="of:=[.K63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4.48" calcext:value-type="float">
            <text:p>64.48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473" calcext:value-type="float">
            <text:p>473</text:p>
          </table:table-cell>
          <table:table-cell office:value-type="float" office:value="11.2059" calcext:value-type="float">
            <text:p>11.2059</text:p>
          </table:table-cell>
          <table:table-cell office:value-type="float" office:value="0.0004" calcext:value-type="float">
            <text:p>0.0004</text:p>
          </table:table-cell>
          <table:table-cell office:value-type="float" office:value="1406.84" calcext:value-type="float">
            <text:p>1406.84</text:p>
          </table:table-cell>
          <table:table-cell office:value-type="float" office:value="0.14" calcext:value-type="float">
            <text:p>0.14</text:p>
          </table:table-cell>
          <table:table-cell table:formula="of:=[.J64]/8/1E+030*6.02214E+023*1000000" office:value-type="float" office:value="105.90234297" calcext:value-type="float">
            <text:p>105.9023</text:p>
          </table:table-cell>
          <table:table-cell table:formula="of:=[.K64]/8/1E+030*6.02214E+023*1000000" office:value-type="float" office:value="0.010538745" calcext:value-type="float">
            <text:p>0.0105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4.64" calcext:value-type="float">
            <text:p>64.64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11.8" calcext:value-type="float">
            <text:p>11.8</text:p>
          </table:table-cell>
          <table:table-cell office:value-type="float" office:value="0.1" calcext:value-type="float">
            <text:p>0.1</text:p>
          </table:table-cell>
          <table:table-cell office:value-type="float" office:value="673" calcext:value-type="float">
            <text:p>673</text:p>
          </table:table-cell>
          <table:table-cell office:value-type="float" office:value="11.2063" calcext:value-type="float">
            <text:p>11.2063</text:p>
          </table:table-cell>
          <table:table-cell office:value-type="float" office:value="0.0004" calcext:value-type="float">
            <text:p>0.0004</text:p>
          </table:table-cell>
          <table:table-cell office:value-type="float" office:value="1407.31" calcext:value-type="float">
            <text:p>1407.31</text:p>
          </table:table-cell>
          <table:table-cell office:value-type="float" office:value="0.12" calcext:value-type="float">
            <text:p>0.12</text:p>
          </table:table-cell>
          <table:table-cell table:formula="of:=[.J65]/8/1E+030*6.02214E+023*1000000" office:value-type="float" office:value="105.9377230425" calcext:value-type="float">
            <text:p>105.9377</text:p>
          </table:table-cell>
          <table:table-cell table:formula="of:=[.K65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4.87" calcext:value-type="float">
            <text:p>64.87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12.4" calcext:value-type="float">
            <text:p>12.4</text:p>
          </table:table-cell>
          <table:table-cell office:value-type="float" office:value="0.1" calcext:value-type="float">
            <text:p>0.1</text:p>
          </table:table-cell>
          <table:table-cell office:value-type="float" office:value="873" calcext:value-type="float">
            <text:p>873</text:p>
          </table:table-cell>
          <table:table-cell office:value-type="float" office:value="11.212" calcext:value-type="float">
            <text:p>11.2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1409.33" calcext:value-type="float">
            <text:p>1409.33</text:p>
          </table:table-cell>
          <table:table-cell office:value-type="float" office:value="0.12" calcext:value-type="float">
            <text:p>0.12</text:p>
          </table:table-cell>
          <table:table-cell table:formula="of:=[.J66]/8/1E+030*6.02214E+023*1000000" office:value-type="float" office:value="106.0897820775" calcext:value-type="float">
            <text:p>106.0898</text:p>
          </table:table-cell>
          <table:table-cell table:formula="of:=[.K66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5.09" calcext:value-type="float">
            <text:p>65.09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13.1" calcext:value-type="float">
            <text:p>13.1</text:p>
          </table:table-cell>
          <table:table-cell office:value-type="float" office:value="0.1" calcext:value-type="float">
            <text:p>0.1</text:p>
          </table:table-cell>
          <table:table-cell office:value-type="float" office:value="1073" calcext:value-type="float">
            <text:p>1073</text:p>
          </table:table-cell>
          <table:table-cell office:value-type="float" office:value="11.2154" calcext:value-type="float">
            <text:p>11.2154</text:p>
          </table:table-cell>
          <table:table-cell office:value-type="float" office:value="0.0003" calcext:value-type="float">
            <text:p>0.0003</text:p>
          </table:table-cell>
          <table:table-cell office:value-type="float" office:value="1410.61" calcext:value-type="float">
            <text:p>1410.61</text:p>
          </table:table-cell>
          <table:table-cell office:value-type="float" office:value="0.13" calcext:value-type="float">
            <text:p>0.13</text:p>
          </table:table-cell>
          <table:table-cell table:formula="of:=[.J67]/8/1E+030*6.02214E+023*1000000" office:value-type="float" office:value="106.1861363175" calcext:value-type="float">
            <text:p>106.1861</text:p>
          </table:table-cell>
          <table:table-cell table:formula="of:=[.K67]/8/1E+030*6.02214E+023*1000000" office:value-type="float" office:value="0.0097859775" calcext:value-type="float">
            <text:p>0.0098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float" office:value="65.31" calcext:value-type="float">
            <text:p>65.31</text:p>
          </table:table-cell>
          <table:table-cell office:value-type="float" office:value="0.03" calcext:value-type="float">
            <text:p>0.03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1273" calcext:value-type="float">
            <text:p>1273</text:p>
          </table:table-cell>
          <table:table-cell office:value-type="float" office:value="11.225" calcext:value-type="float">
            <text:p>11.2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414.36" calcext:value-type="float">
            <text:p>1414.36</text:p>
          </table:table-cell>
          <table:table-cell office:value-type="float" office:value="0.12" calcext:value-type="float">
            <text:p>0.12</text:p>
          </table:table-cell>
          <table:table-cell table:formula="of:=[.J68]/8/1E+030*6.02214E+023*1000000" office:value-type="float" office:value="106.46842413" calcext:value-type="float">
            <text:p>106.4684</text:p>
          </table:table-cell>
          <table:table-cell table:formula="of:=[.K68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float" office:value="65.58" calcext:value-type="float">
            <text:p>65.58</text:p>
          </table:table-cell>
          <table:table-cell office:value-type="float" office:value="0.04" calcext:value-type="float">
            <text:p>0.04</text:p>
          </table:table-cell>
          <table:table-cell office:value-type="float" office:value="14.3" calcext:value-type="float">
            <text:p>14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473" calcext:value-type="float">
            <text:p>1473</text:p>
          </table:table-cell>
          <table:table-cell table:style-name="ce4" office:value-type="float" office:value="11.239" calcext:value-type="float">
            <text:p>11.239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2" office:value-type="float" office:value="1419.42" calcext:value-type="float">
            <text:p>1419.42</text:p>
          </table:table-cell>
          <table:table-cell table:style-name="ce2" office:value-type="float" office:value="0.12" calcext:value-type="float">
            <text:p>0.12</text:p>
          </table:table-cell>
          <table:table-cell table:formula="of:=[.J69]/8/1E+030*6.02214E+023*1000000" office:value-type="float" office:value="106.849324485" calcext:value-type="float">
            <text:p>106.8493</text:p>
          </table:table-cell>
          <table:table-cell table:formula="of:=[.K69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5.46" calcext:value-type="float">
            <text:p>65.46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14.6" calcext:value-type="float">
            <text:p>14.6</text:p>
          </table:table-cell>
          <table:table-cell office:value-type="float" office:value="0.1" calcext:value-type="float">
            <text:p>0.1</text:p>
          </table:table-cell>
          <table:table-cell office:value-type="float" office:value="1473" calcext:value-type="float">
            <text:p>1473</text:p>
          </table:table-cell>
          <table:table-cell office:value-type="float" office:value="11.2326" calcext:value-type="float">
            <text:p>11.2326</text:p>
          </table:table-cell>
          <table:table-cell office:value-type="float" office:value="0.0003" calcext:value-type="float">
            <text:p>0.0003</text:p>
          </table:table-cell>
          <table:table-cell office:value-type="float" office:value="1417.23" calcext:value-type="float">
            <text:p>1417.23</text:p>
          </table:table-cell>
          <table:table-cell office:value-type="float" office:value="0.12" calcext:value-type="float">
            <text:p>0.12</text:p>
          </table:table-cell>
          <table:table-cell table:formula="of:=[.J70]/8/1E+030*6.02214E+023*1000000" office:value-type="float" office:value="106.6844684025" calcext:value-type="float">
            <text:p>106.6845</text:p>
          </table:table-cell>
          <table:table-cell table:formula="of:=[.K70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5.35" calcext:value-type="float">
            <text:p>65.35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1473" calcext:value-type="float">
            <text:p>1473</text:p>
          </table:table-cell>
          <table:table-cell office:value-type="float" office:value="11.2295" calcext:value-type="float">
            <text:p>11.229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416.02" calcext:value-type="float">
            <text:p>1416.02</text:p>
          </table:table-cell>
          <table:table-cell office:value-type="float" office:value="0.12" calcext:value-type="float">
            <text:p>0.12</text:p>
          </table:table-cell>
          <table:table-cell table:formula="of:=[.J71]/8/1E+030*6.02214E+023*1000000" office:value-type="float" office:value="106.593383535" calcext:value-type="float">
            <text:p>106.5934</text:p>
          </table:table-cell>
          <table:table-cell table:formula="of:=[.K71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5.51" calcext:value-type="float">
            <text:p>65.5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15.8" calcext:value-type="float">
            <text:p>15.8</text:p>
          </table:table-cell>
          <table:table-cell office:value-type="float" office:value="0.1" calcext:value-type="float">
            <text:p>0.1</text:p>
          </table:table-cell>
          <table:table-cell office:value-type="float" office:value="1673" calcext:value-type="float">
            <text:p>1673</text:p>
          </table:table-cell>
          <table:table-cell office:value-type="float" office:value="11.2298" calcext:value-type="float">
            <text:p>11.2298</text:p>
          </table:table-cell>
          <table:table-cell office:value-type="float" office:value="0.0003" calcext:value-type="float">
            <text:p>0.0003</text:p>
          </table:table-cell>
          <table:table-cell office:value-type="float" office:value="1416.17" calcext:value-type="float">
            <text:p>1416.17</text:p>
          </table:table-cell>
          <table:table-cell office:value-type="float" office:value="0.12" calcext:value-type="float">
            <text:p>0.12</text:p>
          </table:table-cell>
          <table:table-cell table:formula="of:=[.J72]/8/1E+030*6.02214E+023*1000000" office:value-type="float" office:value="106.6046750475" calcext:value-type="float">
            <text:p>106.6047</text:p>
          </table:table-cell>
          <table:table-cell table:formula="of:=[.K72]/8/1E+030*6.02214E+023*1000000" office:value-type="float" office:value="0.00903321" calcext:value-type="float">
            <text:p>0.009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5.24" calcext:value-type="float">
            <text:p>65.24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13.7" calcext:value-type="float">
            <text:p>13.7</text:p>
          </table:table-cell>
          <table:table-cell office:value-type="float" office:value="0.1" calcext:value-type="float">
            <text:p>0.1</text:p>
          </table:table-cell>
          <table:table-cell office:value-type="float" office:value="1673" calcext:value-type="float">
            <text:p>1673</text:p>
          </table:table-cell>
          <table:table-cell office:value-type="float" office:value="11.2622" calcext:value-type="float">
            <text:p>11.26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1428.47" calcext:value-type="float">
            <text:p>1428.47</text:p>
          </table:table-cell>
          <table:table-cell office:value-type="float" office:value="0.12" calcext:value-type="float">
            <text:p>0.12</text:p>
          </table:table-cell>
          <table:table-cell table:formula="of:=[.J73]/8/1E+030*6.02214E+023*1000000" office:value-type="float" office:value="107.5305790725" calcext:value-type="float">
            <text:p>107.5306</text:p>
          </table:table-cell>
          <table:table-cell table:formula="of:=[.K73]/8/1E+030*6.02214E+023*1000000" office:value-type="float" office:value="0.00903321" calcext:value-type="float">
            <text:p>0.009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5:14:24.475269785</meta:creation-date>
    <dc:date>2019-05-07T23:16:34.294070162</dc:date>
    <meta:editing-duration>PT7H32M10S</meta:editing-duration>
    <meta:editing-cycles>1</meta:editing-cycles>
    <meta:document-statistic meta:table-count="1" meta:cell-count="707" meta:object-count="0"/>
    <meta:generator>LibreOffice/6.0.7.3$Linux_X86_64 LibreOffice_project/00m0$Build-3</meta:generator>
  </office:meta>
</office:document-meta>
</file>